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ished), O (Ope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','G','E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ODE<text:s/>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ctivate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NewBuildingProces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NewBuilding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3-01-04T17:07:43Z</dc:date>
    <meta:editing-cycles>4</meta:editing-cycles>
    <meta:editing-duration>PT0S</meta:editing-duration>
    <meta:user-defined meta:name="AppVersion">16.0300</meta:user-defined>
  </office:meta>
</office:document-meta>
</file>